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4" style:family="table-column">
      <style:table-column-properties fo:break-before="auto" style:column-width="4.5339in"/>
    </style:style>
    <style:style style:name="co8" style:family="table-column">
      <style:table-column-properties fo:break-before="auto" style:column-width="1.0252in"/>
    </style:style>
    <style:style style:name="co9" style:family="table-column">
      <style:table-column-properties fo:break-before="auto" style:column-width="0.7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4.2217in"/>
    </style:style>
    <style:style style:name="co12" style:family="table-column">
      <style:table-column-properties fo:break-before="auto" style:column-width="0.9071in"/>
    </style:style>
    <style:style style:name="co13" style:family="table-column">
      <style:table-column-properties fo:break-before="auto" style:column-width="1.3047in"/>
    </style:style>
    <style:style style:name="co14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4" table:default-cell-style-name="Default"/>
        <table:table-column table:style-name="co8" table:default-cell-style-name="ce2"/>
        <table:table-column table:style-name="co9" table:default-cell-style-name="Default"/>
        <table:table-row table:style-name="ro3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Factory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Factory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Builder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Build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teface Fluent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Inteface Fluente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jeção de Dependenci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<text:s/>Injeção de Dependenci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leitura feita sobre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r código com aplicando os novos conhecimento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orrigir revisão bibliografica referente ao processo de ETL</text:p>
          </table:table-cell>
          <table:table-cell office:value-type="float" office:value="5">
            <text:p>5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/>
        </table:table-row>
        <table:table-row table:style-name="ro2" table:number-rows-repeated="104855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 office:value-type="date" office:date-value="2011-09-27">
            <text:p>27/09/11</text:p>
          </table:table-cell>
        </table:table-row>
        <table:table-row table:style-name="ro2" table:number-rows-repeated="104853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11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/>
          <table:table-cell office:value-type="string">
            <text:p>Corrigir revisão bibliografica referente ao processo de ETL</text:p>
          </table:table-cell>
          <table:table-cell/>
        </table:table-row>
        <table:table-row table:style-name="ro2">
          <table:table-cell/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table:style-name="ce2"/>
          <table:table-cell/>
        </table:table-row>
      </table:table>
      <table:table table:name="Trabalho acumulado" table:style-name="ta1" table:print="false">
        <table:table-column table:style-name="co9" table:default-cell-style-name="ce10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4" office:value-type="string">
            <text:p>Data</text:p>
          </table:table-cell>
          <table:table-cell table:style-name="ce11" office:value-type="string">
            <text:p>Concluido</text:p>
          </table:table-cell>
          <table:table-cell table:style-name="ce11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5" office:value-type="date" office:date-value="2011-07-08">
            <text:p>08/07/11</text:p>
          </table:table-cell>
          <table:table-cell table:number-columns-repeated="2" table:style-name="ce12"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5" office:value-type="date" office:date-value="2011-07-09">
            <text:p>09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5" office:value-type="date" office:date-value="2011-07-10">
            <text:p>10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5" office:value-type="date" office:date-value="2011-07-11">
            <text:p>11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5" office:value-type="date" office:date-value="2011-07-12">
            <text:p>12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5" office:value-type="date" office:date-value="2011-07-13">
            <text:p>13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5" office:value-type="date" office:date-value="2011-07-14">
            <text:p>14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5" office:value-type="date" office:date-value="2011-07-15">
            <text:p>15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5" office:value-type="date" office:date-value="2011-07-16">
            <text:p>16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5" office:value-type="date" office:date-value="2011-07-17">
            <text:p>17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5" office:value-type="date" office:date-value="2011-07-18">
            <text:p>18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5" office:value-type="date" office:date-value="2011-07-19">
            <text:p>1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5" office:value-type="date" office:date-value="2011-07-20">
            <text:p>2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5" office:value-type="date" office:date-value="2011-07-21">
            <text:p>2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5" office:value-type="date" office:date-value="2011-07-22">
            <text:p>22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5" office:value-type="date" office:date-value="2011-07-23">
            <text:p>23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5" office:value-type="date" office:date-value="2011-07-24">
            <text:p>24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5" office:value-type="date" office:date-value="2011-07-25">
            <text:p>25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5" office:value-type="date" office:date-value="2011-07-26">
            <text:p>26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5" office:value-type="date" office:date-value="2011-07-27">
            <text:p>27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5" office:value-type="date" office:date-value="2011-07-28">
            <text:p>28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5" office:value-type="date" office:date-value="2011-07-29">
            <text:p>2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5" office:value-type="date" office:date-value="2011-07-30">
            <text:p>3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5" office:value-type="date" office:date-value="2011-07-31">
            <text:p>3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date" office:date-value="2011-08-01">
            <text:p>01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formula="of:=[.D2]" office:value-type="float" office:value="55">
            <text:p>55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6" office:value-type="date" office:date-value="2011-08-02">
            <text:p>02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6" office:value-type="date" office:date-value="2011-08-03">
            <text:p>03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6" office:value-type="date" office:date-value="2011-08-04">
            <text:p>04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6" office:value-type="date" office:date-value="2011-08-05">
            <text:p>05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6" office:value-type="date" office:date-value="2011-08-06">
            <text:p>06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6" office:value-type="date" office:date-value="2011-08-07">
            <text:p>07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6" office:value-type="date" office:date-value="2011-08-08">
            <text:p>08/08/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date" office:date-value="2011-08-09">
            <text:p>09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6" office:value-type="date" office:date-value="2011-08-10">
            <text:p>10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6" office:value-type="date" office:date-value="2011-08-11">
            <text:p>11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6" office:value-type="date" office:date-value="2011-08-12">
            <text:p>12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6" office:value-type="date" office:date-value="2011-08-13">
            <text:p>13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6" office:value-type="date" office:date-value="2011-08-14">
            <text:p>14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6" office:value-type="date" office:date-value="2011-08-15">
            <text:p>15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6" office:value-type="date" office:date-value="2011-08-16">
            <text:p>16/08/1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date" office:date-value="2011-08-17">
            <text:p>17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6" office:value-type="date" office:date-value="2011-08-18">
            <text:p>18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6" office:value-type="date" office:date-value="2011-08-19">
            <text:p>19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6" office:value-type="date" office:date-value="2011-08-20">
            <text:p>20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6" office:value-type="date" office:date-value="2011-08-21">
            <text:p>21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6" office:value-type="date" office:date-value="2011-08-22">
            <text:p>22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6" office:value-type="date" office:date-value="2011-08-23">
            <text:p>23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6" office:value-type="date" office:date-value="2011-08-24">
            <text:p>24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6" office:value-type="date" office:date-value="2011-08-25">
            <text:p>25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6" office:value-type="date" office:date-value="2011-08-26">
            <text:p>26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6" office:value-type="date" office:date-value="2011-08-27">
            <text:p>27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6" office:value-type="date" office:date-value="2011-08-28">
            <text:p>28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6" office:value-type="date" office:date-value="2011-08-29">
            <text:p>29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6" office:value-type="date" office:date-value="2011-08-30">
            <text:p>30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6" office:value-type="date" office:date-value="2011-08-31">
            <text:p>31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7" office:value-type="date" office:date-value="2011-09-01">
            <text:p>01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formula="of:=[.D2]" office:value-type="float" office:value="55">
            <text:p>55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7" office:value-type="date" office:date-value="2011-09-02">
            <text:p>02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7" office:value-type="date" office:date-value="2011-09-03">
            <text:p>03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7" office:value-type="date" office:date-value="2011-09-04">
            <text:p>04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7" office:value-type="date" office:date-value="2011-09-05">
            <text:p>05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7" office:value-type="date" office:date-value="2011-09-06">
            <text:p>06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7" office:value-type="date" office:date-value="2011-09-07">
            <text:p>07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7" office:value-type="date" office:date-value="2011-09-08">
            <text:p>08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7" office:value-type="date" office:date-value="2011-09-09">
            <text:p>09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7" office:value-type="date" office:date-value="2011-09-10">
            <text:p>10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7" office:value-type="date" office:date-value="2011-09-11">
            <text:p>11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7" office:value-type="date" office:date-value="2011-09-12">
            <text:p>12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7" office:value-type="date" office:date-value="2011-09-13">
            <text:p>13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7" office:value-type="date" office:date-value="2011-09-14">
            <text:p>14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7" office:value-type="date" office:date-value="2011-09-15">
            <text:p>15/09/11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7" office:value-type="date" office:date-value="2011-09-16">
            <text:p>16/09/11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7" office:value-type="date" office:date-value="2011-09-17">
            <text:p>17/09/11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7" office:value-type="date" office:date-value="2011-09-18">
            <text:p>18/09/11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7" office:value-type="date" office:date-value="2011-09-19">
            <text:p>19/09/11</text:p>
          </table:table-cell>
          <table:table-cell table:style-name="ce14" table:formula="of:=[.B74]" office:value-type="float" office:value="36">
            <text:p>36</text:p>
          </table:table-cell>
          <table:table-cell table:style-name="ce14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7" office:value-type="date" office:date-value="2011-09-20">
            <text:p>20/09/11</text:p>
          </table:table-cell>
          <table:table-cell table:style-name="ce14" table:formula="of:=[.B75]" office:value-type="float" office:value="36">
            <text:p>36</text:p>
          </table:table-cell>
          <table:table-cell table:style-name="ce14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7" office:value-type="date" office:date-value="2011-09-21">
            <text:p>21/09/11</text:p>
          </table:table-cell>
          <table:table-cell table:style-name="ce14" table:formula="of:=[.B76]" office:value-type="float" office:value="36">
            <text:p>36</text:p>
          </table:table-cell>
          <table:table-cell table:style-name="ce14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7" office:value-type="date" office:date-value="2011-09-22">
            <text:p>22/09/11</text:p>
          </table:table-cell>
          <table:table-cell table:style-name="ce14" table:formula="of:=[.B77]" office:value-type="float" office:value="36">
            <text:p>36</text:p>
          </table:table-cell>
          <table:table-cell table:style-name="ce14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7" office:value-type="date" office:date-value="2011-09-23">
            <text:p>23/09/11</text:p>
          </table:table-cell>
          <table:table-cell table:style-name="ce14" table:formula="of:=[.B78]" office:value-type="float" office:value="36">
            <text:p>36</text:p>
          </table:table-cell>
          <table:table-cell table:style-name="ce14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7" office:value-type="date" office:date-value="2011-09-24">
            <text:p>24/09/11</text:p>
          </table:table-cell>
          <table:table-cell table:style-name="ce14" table:formula="of:=[.B79]" office:value-type="float" office:value="36">
            <text:p>36</text:p>
          </table:table-cell>
          <table:table-cell table:style-name="ce14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7" office:value-type="date" office:date-value="2011-09-25">
            <text:p>25/09/11</text:p>
          </table:table-cell>
          <table:table-cell table:style-name="ce14" table:formula="of:=[.B80]" office:value-type="float" office:value="36">
            <text:p>36</text:p>
          </table:table-cell>
          <table:table-cell table:style-name="ce14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7" office:value-type="date" office:date-value="2011-09-26">
            <text:p>26/09/11</text:p>
          </table:table-cell>
          <table:table-cell table:style-name="ce14" table:formula="of:=[.B81]" office:value-type="float" office:value="36">
            <text:p>36</text:p>
          </table:table-cell>
          <table:table-cell table:style-name="ce14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7" office:value-type="date" office:date-value="2011-09-27">
            <text:p>27/09/1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7" office:value-type="date" office:date-value="2011-09-28">
            <text:p>28/09/11</text:p>
          </table:table-cell>
          <table:table-cell table:style-name="ce14" table:formula="of:=[.B83]" office:value-type="float" office:value="37">
            <text:p>37</text:p>
          </table:table-cell>
          <table:table-cell table:style-name="ce14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7" office:value-type="date" office:date-value="2011-09-29">
            <text:p>29/09/11</text:p>
          </table:table-cell>
          <table:table-cell table:style-name="ce14" table:formula="of:=[.B84]" office:value-type="float" office:value="37">
            <text:p>37</text:p>
          </table:table-cell>
          <table:table-cell table:style-name="ce14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7" office:value-type="date" office:date-value="2011-09-30">
            <text:p>30/09/11</text:p>
          </table:table-cell>
          <table:table-cell table:style-name="ce14" table:formula="of:=[.B85]" office:value-type="float" office:value="37">
            <text:p>37</text:p>
          </table:table-cell>
          <table:table-cell table:style-name="ce14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8" office:value-type="date" office:date-value="2011-10-01">
            <text:p>01/10/11</text:p>
          </table:table-cell>
          <table:table-cell table:style-name="ce15" table:formula="of:=[.B86]" office:value-type="float" office:value="37">
            <text:p>37</text:p>
          </table:table-cell>
          <table:table-cell table:style-name="ce15" table:formula="of:=[.C86]" office:value-type="float" office:value="2">
            <text:p>2</text:p>
          </table:table-cell>
          <table:table-cell table:formula="of:=[.D2]" office:value-type="float" office:value="55">
            <text:p>55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8" office:value-type="date" office:date-value="2011-10-02">
            <text:p>02/10/11</text:p>
          </table:table-cell>
          <table:table-cell table:style-name="ce15" table:formula="of:=[.B87]" office:value-type="float" office:value="37">
            <text:p>37</text:p>
          </table:table-cell>
          <table:table-cell table:style-name="ce15" table:formula="of:=[.C87]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8" office:value-type="date" office:date-value="2011-10-03">
            <text:p>03/10/11</text:p>
          </table:table-cell>
          <table:table-cell table:style-name="ce15" table:formula="of:=[.B88]" office:value-type="float" office:value="37">
            <text:p>37</text:p>
          </table:table-cell>
          <table:table-cell table:style-name="ce15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8" office:value-type="date" office:date-value="2011-10-04">
            <text:p>04/10/11</text:p>
          </table:table-cell>
          <table:table-cell table:style-name="ce15" table:formula="of:=[.B89]" office:value-type="float" office:value="37">
            <text:p>37</text:p>
          </table:table-cell>
          <table:table-cell table:style-name="ce15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8" office:value-type="date" office:date-value="2011-10-05">
            <text:p>05/10/11</text:p>
          </table:table-cell>
          <table:table-cell table:style-name="ce15" table:formula="of:=[.B90]" office:value-type="float" office:value="37">
            <text:p>37</text:p>
          </table:table-cell>
          <table:table-cell table:style-name="ce15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8" office:value-type="date" office:date-value="2011-10-06">
            <text:p>06/10/11</text:p>
          </table:table-cell>
          <table:table-cell table:style-name="ce15" table:formula="of:=[.B91]" office:value-type="float" office:value="37">
            <text:p>37</text:p>
          </table:table-cell>
          <table:table-cell table:style-name="ce15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8" office:value-type="date" office:date-value="2011-10-07">
            <text:p>07/10/11</text:p>
          </table:table-cell>
          <table:table-cell table:style-name="ce15" table:formula="of:=[.B92]" office:value-type="float" office:value="37">
            <text:p>37</text:p>
          </table:table-cell>
          <table:table-cell table:style-name="ce15" table:formula="of:=[.C92]" office:value-type="float" office:value="2">
            <text:p>2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8" office:value-type="date" office:date-value="2011-10-08">
            <text:p>08/10/11</text:p>
          </table:table-cell>
          <table:table-cell table:style-name="ce15" table:formula="of:=[.B93]" office:value-type="float" office:value="37">
            <text:p>37</text:p>
          </table:table-cell>
          <table:table-cell table:style-name="ce15" table:formula="of:=[.C93]" office:value-type="float" office:value="2">
            <text:p>2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8" office:value-type="date" office:date-value="2011-10-09">
            <text:p>09/10/11</text:p>
          </table:table-cell>
          <table:table-cell table:style-name="ce15" table:formula="of:=[.B94]" office:value-type="float" office:value="37">
            <text:p>37</text:p>
          </table:table-cell>
          <table:table-cell table:style-name="ce15" table:formula="of:=[.C94]" office:value-type="float" office:value="2">
            <text:p>2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8" office:value-type="date" office:date-value="2011-10-10">
            <text:p>10/10/11</text:p>
          </table:table-cell>
          <table:table-cell table:style-name="ce15" table:formula="of:=[.B95]" office:value-type="float" office:value="37">
            <text:p>37</text:p>
          </table:table-cell>
          <table:table-cell table:style-name="ce15" table:formula="of:=[.C95]" office:value-type="float" office:value="2">
            <text:p>2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8" office:value-type="date" office:date-value="2011-10-11">
            <text:p>11/10/11</text:p>
          </table:table-cell>
          <table:table-cell table:style-name="ce15" table:formula="of:=[.B96]" office:value-type="float" office:value="37">
            <text:p>37</text:p>
          </table:table-cell>
          <table:table-cell table:style-name="ce15" table:formula="of:=[.C96]" office:value-type="float" office:value="2">
            <text:p>2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8" office:value-type="date" office:date-value="2011-10-12">
            <text:p>12/10/11</text:p>
          </table:table-cell>
          <table:table-cell table:style-name="ce15" table:formula="of:=[.B97]" office:value-type="float" office:value="37">
            <text:p>37</text:p>
          </table:table-cell>
          <table:table-cell table:style-name="ce15" table:formula="of:=[.C97]" office:value-type="float" office:value="2">
            <text:p>2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8" office:value-type="date" office:date-value="2011-10-13">
            <text:p>13/10/11</text:p>
          </table:table-cell>
          <table:table-cell table:style-name="ce15" table:formula="of:=[.B98]" office:value-type="float" office:value="37">
            <text:p>37</text:p>
          </table:table-cell>
          <table:table-cell table:style-name="ce15" table:formula="of:=[.C98]" office:value-type="float" office:value="2">
            <text:p>2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8" office:value-type="date" office:date-value="2011-10-14">
            <text:p>14/10/11</text:p>
          </table:table-cell>
          <table:table-cell table:style-name="ce15" table:formula="of:=[.B99]" office:value-type="float" office:value="37">
            <text:p>37</text:p>
          </table:table-cell>
          <table:table-cell table:style-name="ce15" table:formula="of:=[.C99]" office:value-type="float" office:value="2">
            <text:p>2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8" office:value-type="date" office:date-value="2011-10-15">
            <text:p>15/10/11</text:p>
          </table:table-cell>
          <table:table-cell table:style-name="ce15" table:formula="of:=[.B100]" office:value-type="float" office:value="37">
            <text:p>37</text:p>
          </table:table-cell>
          <table:table-cell table:style-name="ce15" table:formula="of:=[.C100]" office:value-type="float" office:value="2">
            <text:p>2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8" office:value-type="date" office:date-value="2011-10-16">
            <text:p>16/10/11</text:p>
          </table:table-cell>
          <table:table-cell table:style-name="ce15" table:formula="of:=[.B101]" office:value-type="float" office:value="37">
            <text:p>37</text:p>
          </table:table-cell>
          <table:table-cell table:style-name="ce15" table:formula="of:=[.C101]" office:value-type="float" office:value="2">
            <text:p>2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8" office:value-type="date" office:date-value="2011-10-17">
            <text:p>17/10/11</text:p>
          </table:table-cell>
          <table:table-cell table:style-name="ce15" table:formula="of:=[.B102]" office:value-type="float" office:value="37">
            <text:p>37</text:p>
          </table:table-cell>
          <table:table-cell table:style-name="ce15" table:formula="of:=[.C102]" office:value-type="float" office:value="2">
            <text:p>2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8" office:value-type="date" office:date-value="2011-10-18">
            <text:p>18/10/11</text:p>
          </table:table-cell>
          <table:table-cell table:style-name="ce15" table:formula="of:=[.B103]" office:value-type="float" office:value="37">
            <text:p>37</text:p>
          </table:table-cell>
          <table:table-cell table:style-name="ce15" table:formula="of:=[.C103]" office:value-type="float" office:value="2">
            <text:p>2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8" office:value-type="date" office:date-value="2011-10-19">
            <text:p>19/10/11</text:p>
          </table:table-cell>
          <table:table-cell table:style-name="ce15" table:formula="of:=[.B104]" office:value-type="float" office:value="37">
            <text:p>37</text:p>
          </table:table-cell>
          <table:table-cell table:style-name="ce15" table:formula="of:=[.C104]" office:value-type="float" office:value="2">
            <text:p>2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8" office:value-type="date" office:date-value="2011-10-20">
            <text:p>20/10/11</text:p>
          </table:table-cell>
          <table:table-cell table:style-name="ce15" table:formula="of:=[.B105]" office:value-type="float" office:value="37">
            <text:p>37</text:p>
          </table:table-cell>
          <table:table-cell table:style-name="ce15" table:formula="of:=[.C105]" office:value-type="float" office:value="2">
            <text:p>2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8" office:value-type="date" office:date-value="2011-10-21">
            <text:p>21/10/11</text:p>
          </table:table-cell>
          <table:table-cell table:style-name="ce15" table:formula="of:=[.B106]" office:value-type="float" office:value="37">
            <text:p>37</text:p>
          </table:table-cell>
          <table:table-cell table:style-name="ce15" table:formula="of:=[.C106]" office:value-type="float" office:value="2">
            <text:p>2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8" office:value-type="date" office:date-value="2011-10-22">
            <text:p>22/10/11</text:p>
          </table:table-cell>
          <table:table-cell table:style-name="ce15" table:formula="of:=[.B107]" office:value-type="float" office:value="37">
            <text:p>37</text:p>
          </table:table-cell>
          <table:table-cell table:style-name="ce15" table:formula="of:=[.C107]" office:value-type="float" office:value="2">
            <text:p>2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8" office:value-type="date" office:date-value="2011-10-23">
            <text:p>23/10/11</text:p>
          </table:table-cell>
          <table:table-cell table:style-name="ce15" table:formula="of:=[.B108]" office:value-type="float" office:value="37">
            <text:p>37</text:p>
          </table:table-cell>
          <table:table-cell table:style-name="ce15" table:formula="of:=[.C108]" office:value-type="float" office:value="2">
            <text:p>2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8" office:value-type="date" office:date-value="2011-10-24">
            <text:p>24/10/11</text:p>
          </table:table-cell>
          <table:table-cell table:style-name="ce15" table:formula="of:=[.B109]" office:value-type="float" office:value="37">
            <text:p>37</text:p>
          </table:table-cell>
          <table:table-cell table:style-name="ce15" table:formula="of:=[.C109]" office:value-type="float" office:value="2">
            <text:p>2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8" office:value-type="date" office:date-value="2011-10-25">
            <text:p>25/10/11</text:p>
          </table:table-cell>
          <table:table-cell table:style-name="ce15" table:formula="of:=[.B110]" office:value-type="float" office:value="37">
            <text:p>37</text:p>
          </table:table-cell>
          <table:table-cell table:style-name="ce15" table:formula="of:=[.C110]" office:value-type="float" office:value="2">
            <text:p>2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8" office:value-type="date" office:date-value="2011-10-26">
            <text:p>26/10/11</text:p>
          </table:table-cell>
          <table:table-cell table:style-name="ce15" table:formula="of:=[.B111]" office:value-type="float" office:value="37">
            <text:p>37</text:p>
          </table:table-cell>
          <table:table-cell table:style-name="ce15" table:formula="of:=[.C111]" office:value-type="float" office:value="2">
            <text:p>2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8" office:value-type="date" office:date-value="2011-10-27">
            <text:p>27/10/11</text:p>
          </table:table-cell>
          <table:table-cell table:style-name="ce15" table:formula="of:=[.B112]" office:value-type="float" office:value="37">
            <text:p>37</text:p>
          </table:table-cell>
          <table:table-cell table:style-name="ce15" table:formula="of:=[.C112]" office:value-type="float" office:value="2">
            <text:p>2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8" office:value-type="date" office:date-value="2011-10-28">
            <text:p>28/10/11</text:p>
          </table:table-cell>
          <table:table-cell table:style-name="ce15" table:formula="of:=[.B113]" office:value-type="float" office:value="37">
            <text:p>37</text:p>
          </table:table-cell>
          <table:table-cell table:style-name="ce15" table:formula="of:=[.C113]" office:value-type="float" office:value="2">
            <text:p>2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8" office:value-type="date" office:date-value="2011-10-29">
            <text:p>29/10/11</text:p>
          </table:table-cell>
          <table:table-cell table:style-name="ce15" table:formula="of:=[.B114]" office:value-type="float" office:value="37">
            <text:p>37</text:p>
          </table:table-cell>
          <table:table-cell table:style-name="ce15" table:formula="of:=[.C114]" office:value-type="float" office:value="2">
            <text:p>2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8" office:value-type="date" office:date-value="2011-10-30">
            <text:p>30/10/11</text:p>
          </table:table-cell>
          <table:table-cell table:style-name="ce15" table:formula="of:=[.B115]" office:value-type="float" office:value="37">
            <text:p>37</text:p>
          </table:table-cell>
          <table:table-cell table:style-name="ce15" table:formula="of:=[.C115]" office:value-type="float" office:value="2">
            <text:p>2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date" office:date-value="2011-10-31">
            <text:p>31/10/11</text:p>
          </table:table-cell>
          <table:table-cell table:style-name="ce15" table:formula="of:=[.B116]" office:value-type="float" office:value="37">
            <text:p>37</text:p>
          </table:table-cell>
          <table:table-cell table:style-name="ce15" table:formula="of:=[.C116]" office:value-type="float" office:value="2">
            <text:p>2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9" office:value-type="date" office:date-value="2011-11-01">
            <text:p>01/11/11</text:p>
          </table:table-cell>
          <table:table-cell table:style-name="ce16" table:formula="of:=[.B117]" office:value-type="float" office:value="37">
            <text:p>37</text:p>
          </table:table-cell>
          <table:table-cell table:style-name="ce16" table:formula="of:=[.C117]" office:value-type="float" office:value="2">
            <text:p>2</text:p>
          </table:table-cell>
          <table:table-cell table:formula="of:=[.D2]" office:value-type="float" office:value="55">
            <text:p>55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9" office:value-type="date" office:date-value="2011-11-02">
            <text:p>02/11/11</text:p>
          </table:table-cell>
          <table:table-cell table:style-name="ce16" table:formula="of:=[.B118]" office:value-type="float" office:value="37">
            <text:p>37</text:p>
          </table:table-cell>
          <table:table-cell table:style-name="ce16" table:formula="of:=[.C118]" office:value-type="float" office:value="2">
            <text:p>2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date" office:date-value="2011-11-03">
            <text:p>03/11/11</text:p>
          </table:table-cell>
          <table:table-cell table:style-name="ce16" table:formula="of:=[.B119]" office:value-type="float" office:value="37">
            <text:p>37</text:p>
          </table:table-cell>
          <table:table-cell table:style-name="ce16" table:formula="of:=[.C119]" office:value-type="float" office:value="2">
            <text:p>2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9" office:value-type="date" office:date-value="2011-11-04">
            <text:p>04/11/11</text:p>
          </table:table-cell>
          <table:table-cell table:style-name="ce16" table:formula="of:=[.B120]" office:value-type="float" office:value="37">
            <text:p>37</text:p>
          </table:table-cell>
          <table:table-cell table:style-name="ce16" table:formula="of:=[.C120]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09/28/2011</text:date>, <text:time>00:29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09-28T00:29:41</dc:date>
    <dc:creator>Guilherme </dc:creator>
    <meta:editing-duration>PT22H38M50S</meta:editing-duration>
    <meta:editing-cycles>108</meta:editing-cycles>
    <meta:generator>BrOffice/3.3$Linux LibreOffice_project/330m19$Build-301</meta:generator>
    <meta:document-statistic meta:table-count="4" meta:cell-count="6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1:'Trabalho acumulado'.C121" chart:data-source-has-labels="both" svg:x="0.867cm" svg:y="1.815cm" svg:width="15.316cm" svg:height="5.789cm">
          <chartooo:coordinate-region svg:x="1.488cm" svg:y="1.815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